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6245a" officeooo:paragraph-rsid="0006245a"/>
    </style:style>
    <style:style style:name="P2" style:family="paragraph" style:parent-style-name="Standard" style:list-style-name="L2">
      <style:text-properties officeooo:rsid="0006245a" officeooo:paragraph-rsid="0006245a"/>
    </style:style>
    <style:style style:name="P3" style:family="paragraph" style:parent-style-name="Standard">
      <style:text-properties officeooo:rsid="00067d00" officeooo:paragraph-rsid="00067d00"/>
    </style:style>
    <style:style style:name="P4" style:family="paragraph" style:parent-style-name="Standard">
      <style:text-properties officeooo:rsid="000809cd" officeooo:paragraph-rsid="000809cd"/>
    </style:style>
    <style:style style:name="P5" style:family="paragraph" style:parent-style-name="Standard" style:list-style-name="L3">
      <style:text-properties officeooo:rsid="000809cd" officeooo:paragraph-rsid="000809cd"/>
    </style:style>
    <style:style style:name="P6" style:family="paragraph" style:parent-style-name="Standard">
      <style:text-properties officeooo:rsid="0008437d" officeooo:paragraph-rsid="0008437d"/>
    </style:style>
    <style:style style:name="P7" style:family="paragraph" style:parent-style-name="Standard" style:list-style-name="L4">
      <style:text-properties officeooo:rsid="0008437d" officeooo:paragraph-rsid="0008437d"/>
    </style:style>
    <style:style style:name="P8" style:family="paragraph" style:parent-style-name="Standard" style:list-style-name="L4">
      <style:text-properties officeooo:paragraph-rsid="0008437d"/>
    </style:style>
    <style:style style:name="T1" style:family="text">
      <style:text-properties officeooo:rsid="0008437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éthodo</text:p>
      <text:p text:style-name="P1">Dissertation philo</text:p>
      <text:p text:style-name="P1"/>
      <text:p text:style-name="P1"/>
      <text:p text:style-name="P1">La problématique sert à montrer que la réponse à la question n’est pas évidente, qu’il y a une difficulté </text:p>
      <text:p text:style-name="P1">Deux méthodes possibles :</text:p>
      <text:list xml:id="list2433333582569907974" text:style-name="L2">
        <text:list-item>
          <text:p text:style-name="P2"/>
          <text:list>
            <text:list-item>
              <text:p text:style-name="P2">Thèse 1 + argument</text:p>
            </text:list-item>
            <text:list-item>
              <text:p text:style-name="P2">Thèse contraire + argument</text:p>
            </text:list-item>
          </text:list>
        </text:list-item>
        <text:list-item>
          <text:p text:style-name="P2"/>
          <text:list>
            <text:list-item>
              <text:p text:style-name="P2">Thèse 1 → conséquence inacceptable ou embarrassante </text:p>
            </text:list-item>
            <text:list-item>
              <text:p text:style-name="P2">Thèse 2 → ‘’ ‘’ ‘’ ‘’ ‘’</text:p>
            </text:list-item>
          </text:list>
        </text:list-item>
      </text:list>
      <text:p text:style-name="P1"/>
      <text:p text:style-name="P1">La problématique n’est pas une reformulation du sujet !</text:p>
      <text:p text:style-name="P1"/>
      <text:p text:style-name="P1"/>
      <text:p text:style-name="P1"/>
      <text:p text:style-name="P1"/>
      <text:p text:style-name="P3">Commentaire</text:p>
      <text:p text:style-name="P3"/>
      <text:p text:style-name="P3"/>
      <text:p text:style-name="P3">La problématique est moins importante car un auteur ne défend qu’une seule thèse</text:p>
      <text:p text:style-name="P3"/>
      <text:list xml:id="list977924907793086920" text:style-name="L3">
        <text:list-item>
          <text:p text:style-name="P5">Identifier la thèse principale de l’auteur </text:p>
        </text:list-item>
        <text:list-item>
          <text:p text:style-name="P5">Retrouver la question à laquelle elle répond </text:p>
        </text:list-item>
      </text:list>
      <text:p text:style-name="P4"/>
      <text:p text:style-name="P6">L’accroche n’est pas indispensable</text:p>
      <text:p text:style-name="P6">Présenter :</text:p>
      <text:list xml:id="list800742351966020557" text:style-name="L4">
        <text:list-item>
          <text:p text:style-name="P8"><text:span text:style-name="T1">l’extrait qui nous est proposé, </text:span></text:p>
        </text:list-item>
        <text:list-item>
          <text:p text:style-name="P8"><text:span text:style-name="T1">le thème, </text:span></text:p>
        </text:list-item>
        <text:list-item>
          <text:p text:style-name="P8"><text:span text:style-name="T1">la question à laquelle répond la thèse de l’auteur, </text:span></text:p>
        </text:list-item>
        <text:list-item>
          <text:p text:style-name="P8"><text:span text:style-name="T1">la thèse à laquelle celle de l’auteur s’oppose, </text:span></text:p>
        </text:list-item>
        <text:list-item>
          <text:p text:style-name="P8"><text:span text:style-name="T1">les enjeux, </text:span></text:p>
        </text:list-item>
        <text:list-item>
          <text:p text:style-name="P7">l’annonce du plan (dans le même sens de la thèse de l’auteur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10:42:25.039000000</meta:creation-date>
    <dc:date>2019-02-21T11:11:46.019000000</dc:date>
    <meta:editing-duration>PT29M19S</meta:editing-duration>
    <meta:editing-cycles>5</meta:editing-cycles>
    <meta:generator>LibreOffice/5.1.6.2$Windows_x86 LibreOffice_project/07ac168c60a517dba0f0d7bc7540f5afa45f0909</meta:generator>
    <meta:document-statistic meta:table-count="0" meta:image-count="0" meta:object-count="0" meta:page-count="1" meta:paragraph-count="23" meta:word-count="143" meta:character-count="786" meta:non-whitespace-character-count="669"/>
  </office:meta>
</office:document-meta>
</file>